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2583in"/>
    </style:style>
    <style:style style:name="TableColumn3" style:family="table-column">
      <style:table-column-properties style:column-width="1.2583in"/>
    </style:style>
    <style:style style:name="TableColumn4" style:family="table-column">
      <style:table-column-properties style:column-width="1.2583in"/>
    </style:style>
    <style:style style:name="TableColumn5" style:family="table-column">
      <style:table-column-properties style:column-width="1.259in"/>
    </style:style>
    <style:style style:name="TableColumn6" style:family="table-column">
      <style:table-column-properties style:column-width="1.259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ny" style:family="paragraph">
      <style:paragraph-properties fo:break-before="page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ny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ny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ny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ny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ny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ny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ny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ny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ny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ny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ny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ny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ny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ny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ny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ny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ny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dasdad</text:p>
          </table:table-cell>
          <table:table-cell table:style-name="TableCell10">
            <text:p text:style-name="P11">adsdasda</text:p>
          </table:table-cell>
          <table:table-cell table:style-name="TableCell12">
            <text:p text:style-name="P13">asddassad</text:p>
          </table:table-cell>
          <table:table-cell table:style-name="TableCell14">
            <text:p text:style-name="P15">asdadsdasd</text:p>
          </table:table-cell>
          <table:table-cell table:style-name="TableCell16">
            <text:p text:style-name="P17">asdasd</text:p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22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1</text:p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ępka Stanisław</meta:initial-creator>
    <dc:creator>Kępka Stanisław</dc:creator>
    <meta:creation-date>2024-04-15T11:07:00Z</meta:creation-date>
    <dc:date>2024-04-15T11:09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3" meta:character-count="91" meta:row-count="1" meta:non-whitespace-character-count="79"/>
  </office:meta>
</office:document-meta>
</file>